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arrow">
      <style:graphic-properties draw:textarea-vertical-align="middle"/>
    </style:style>
    <style:style style:name="gr3" style:family="graphic" style:parent-style-name="standard">
      <style:graphic-properties svg:stroke-width="0.01cm" draw:marker-start-width="0.135cm" draw:marker-end-width="0.135cm" draw:textarea-horizontal-align="justify" draw:textarea-vertical-align="middle" draw:auto-grow-height="false" fo:min-height="0.319cm" fo:min-width="0.526cm" fo:padding-top="0.09cm" fo:padding-bottom="0.09cm" fo:padding-left="0.215cm" fo:padding-right="0.215cm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0.26cm" fo:min-width="0cm"/>
    </style:style>
    <style:style style:name="gr6" style:family="graphic" style:parent-style-name="standard">
      <style:graphic-properties draw:stroke="solid" svg:stroke-width="0.006cm" svg:stroke-color="#000000" draw:stroke-linejoin="miter" draw:fill="solid" draw:fill-color="#ff9015" fo:padding-top="0.128cm" fo:padding-bottom="0.128cm" fo:padding-left="0.253cm" fo:padding-right="0.25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9015"/>
    </style:style>
  </office:automatic-styles>
  <office:body>
    <office:drawing>
      <draw:page draw:name="page1" draw:style-name="dp1" draw:master-page-name="Default">
        <draw:line draw:style-name="gr1" draw:text-style-name="P1" draw:layer="layout" svg:x1="4.485cm" svg:y1="2.799cm" svg:x2="4.044cm" svg:y2="2.358cm">
          <text:p/>
        </draw:line>
        <draw:line draw:style-name="gr2" draw:text-style-name="P2" draw:layer="layout" svg:x1="4.889cm" svg:y1="1.672cm" svg:x2="6.189cm" svg:y2="1.672cm">
          <text:p/>
        </draw:line>
        <draw:custom-shape draw:style-name="gr3" draw:text-style-name="P2" xml:id="id1" draw:id="id1" draw:layer="layout" svg:width="1.352cm" svg:height="0.705cm" svg:x="0.891cm" svg:y="1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0.483cm" svg:height="0.47cm" svg:x="1.338cm" svg:y="1.1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1" draw:text-style-name="P1" draw:layer="layout" svg:x1="0.535cm" svg:y1="0.646cm" svg:x2="1.064cm" svg:y2="1.175cm">
          <text:p/>
        </draw:line>
        <draw:line draw:style-name="gr1" draw:text-style-name="P1" draw:layer="layout" svg:x1="0.536cm" svg:y1="2.189cm" svg:x2="1.065cm" svg:y2="1.66cm">
          <text:p/>
        </draw:line>
        <draw:custom-shape draw:style-name="gr3" draw:text-style-name="P2" draw:layer="layout" svg:width="1.352cm" svg:height="0.705cm" svg:x="9.235cm" svg:y="4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0.437cm" svg:height="0.246cm" svg:x="9.726cm" svg:y="4.84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1" draw:text-style-name="P1" draw:layer="layout" svg:x1="8.879cm" svg:y1="4.208cm" svg:x2="9.408cm" svg:y2="4.737cm">
          <text:p/>
        </draw:line>
        <draw:line draw:style-name="gr1" draw:text-style-name="P1" draw:layer="layout" svg:x1="8.88cm" svg:y1="5.751cm" svg:x2="9.409cm" svg:y2="5.222cm">
          <text:p/>
        </draw:line>
        <draw:line draw:style-name="gr1" draw:text-style-name="P1" draw:layer="layout" svg:x1="10.938cm" svg:y1="4.194cm" svg:x2="10.409cm" svg:y2="4.723cm">
          <text:p/>
        </draw:line>
        <draw:line draw:style-name="gr1" draw:text-style-name="P1" draw:layer="layout" svg:x1="10.937cm" svg:y1="5.737cm" svg:x2="10.408cm" svg:y2="5.208cm">
          <text:p/>
        </draw:line>
        <draw:line draw:style-name="gr1" draw:text-style-name="P1" draw:layer="layout" svg:x1="3.813cm" svg:y1="2.5cm" svg:x2="3.813cm" svg:y2="0.486cm">
          <text:p/>
        </draw:line>
        <draw:line draw:style-name="gr1" draw:text-style-name="P1" draw:layer="layout" svg:x1="4.501cm" svg:y1="0.179cm" svg:x2="4.06cm" svg:y2="0.62cm">
          <text:p/>
        </draw:line>
        <draw:custom-shape draw:style-name="gr5" draw:text-style-name="P2" xml:id="id2" draw:id="id2" draw:layer="layout" svg:width="0.648cm" svg:height="0.72cm" draw:transform="rotate (1.5707963267949) translate (3.474cm 1.0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3" draw:layer="layout" svg:width="0.526cm" svg:height="0.518cm" draw:transform="rotate (1.5707963267949) translate (3.58cm 1.778cm)" svg:viewBox="0 0 527 519" svg:d="M264 0c-49 0-90 11-132 34-42 24-72 55-97 96-24 41-35 82-35 130s11 88 35 130c25 41 55 71 97 95s83 34 132 34c48 0 89-10 131-34s72-54 97-95c24-42 35-82 35-130s-11-89-35-130c-25-41-55-72-97-96-42-23-83-34-131-34z">
          <text:p/>
        </draw:path>
        <draw:frame draw:style-name="gr4" draw:text-style-name="P2" draw:layer="layout" svg:width="0.551cm" svg:height="0.47cm" svg:x="3.58cm" svg:y="1.26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2" draw:layer="layout" svg:width="0.551cm" svg:height="0.495cm" svg:x="3.573cm" svg:y="0.536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2" draw:text-style-name="P2" draw:layer="layout" svg:x1="7.252cm" svg:y1="5.012cm" svg:x2="8.552cm" svg:y2="5.012cm">
          <text:p/>
        </draw:line>
        <draw:frame draw:style-name="gr4" draw:text-style-name="P2" draw:layer="layout" svg:width="0.699cm" svg:height="0.529cm" svg:x="5.166cm" svg:y="0.9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2" draw:layer="layout" svg:width="0.683cm" svg:height="0.529cm" svg:x="7.634cm" svg:y="4.259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5" draw:text-style-name="P2" xml:id="id3" draw:id="id3" draw:layer="layout" svg:width="0.648cm" svg:height="0.72cm" draw:transform="rotate (1.5707963267949) translate (3.458cm 2.5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0.551cm" svg:height="0.47cm" svg:x="3.557cm" svg:y="2.078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onnector draw:style-name="gr1" draw:text-style-name="P1" draw:layer="layout" draw:type="curve" draw:line-skew="0.544cm" svg:x1="2.045cm" svg:y1="1.154cm" svg:x2="3.579cm" svg:y2="0.516cm" draw:start-shape="id1" draw:start-glue-point="11" draw:end-shape="id2" draw:end-glue-point="11" svg:d="M2045 1154c0-1042 1534-723 1534-638" svg:viewBox="0 0 1535 752">
          <text:p/>
        </draw:connector>
        <draw:connector draw:style-name="gr1" draw:text-style-name="P1" draw:layer="layout" draw:type="curve" draw:line-skew="-0.683cm" svg:x1="2.045cm" svg:y1="1.653cm" svg:x2="3.563cm" svg:y2="2.498cm" draw:start-shape="id1" draw:start-glue-point="9" draw:end-shape="id3" draw:end-glue-point="5" svg:d="M2045 1653c0 1143 1518 721 1518 845" svg:viewBox="0 0 1519 846">
          <text:p/>
        </draw:connector>
        <draw:line draw:style-name="gr1" draw:text-style-name="P1" draw:layer="layout" svg:x1="10.495cm" svg:y1="2.94cm" svg:x2="10.054cm" svg:y2="2.499cm">
          <text:p/>
        </draw:line>
        <draw:custom-shape draw:style-name="gr3" draw:text-style-name="P2" xml:id="id4" draw:id="id4" draw:layer="layout" svg:width="1.352cm" svg:height="0.705cm" svg:x="6.901cm" svg:y="1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0.483cm" svg:height="0.47cm" svg:x="7.348cm" svg:y="1.32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1" draw:text-style-name="P1" draw:layer="layout" svg:x1="6.545cm" svg:y1="0.787cm" svg:x2="7.074cm" svg:y2="1.316cm">
          <text:p/>
        </draw:line>
        <draw:line draw:style-name="gr1" draw:text-style-name="P1" draw:layer="layout" svg:x1="6.546cm" svg:y1="2.33cm" svg:x2="7.075cm" svg:y2="1.801cm">
          <text:p/>
        </draw:line>
        <draw:line draw:style-name="gr1" draw:text-style-name="P1" draw:layer="layout" svg:x1="9.823cm" svg:y1="2.641cm" svg:x2="9.823cm" svg:y2="0.627cm">
          <text:p/>
        </draw:line>
        <draw:line draw:style-name="gr1" draw:text-style-name="P1" draw:layer="layout" svg:x1="10.511cm" svg:y1="0.32cm" svg:x2="10.07cm" svg:y2="0.761cm">
          <text:p/>
        </draw:line>
        <draw:custom-shape draw:style-name="gr5" draw:text-style-name="P2" xml:id="id5" draw:id="id5" draw:layer="layout" svg:width="0.648cm" svg:height="0.72cm" draw:transform="rotate (1.5707963267949) translate (9.484cm 1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6" draw:id="id6" draw:layer="layout" svg:width="0.648cm" svg:height="0.72cm" draw:transform="rotate (1.5707963267949) translate (9.468cm 2.7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0.551cm" svg:height="0.47cm" svg:x="9.567cm" svg:y="2.219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onnector draw:style-name="gr1" draw:text-style-name="P1" draw:layer="layout" draw:type="curve" draw:line-skew="0.544cm" svg:x1="8.055cm" svg:y1="1.295cm" svg:x2="9.589cm" svg:y2="0.657cm" draw:start-shape="id4" draw:start-glue-point="11" draw:end-shape="id5" draw:end-glue-point="11" svg:d="M8055 1295c0-1042 1534-723 1534-638" svg:viewBox="0 0 1535 752">
          <text:p/>
        </draw:connector>
        <draw:connector draw:style-name="gr1" draw:text-style-name="P1" draw:layer="layout" draw:type="curve" draw:line-skew="-0.683cm" svg:x1="8.055cm" svg:y1="1.794cm" svg:x2="9.573cm" svg:y2="2.639cm" draw:start-shape="id4" draw:start-glue-point="9" draw:end-shape="id6" draw:end-glue-point="5" svg:d="M8055 1794c0 1143 1518 721 1518 845" svg:viewBox="0 0 1519 846">
          <text:p/>
        </draw:connector>
        <draw:line draw:style-name="gr2" draw:text-style-name="P2" draw:layer="layout" svg:x1="11.29cm" svg:y1="1.75cm" svg:x2="12.59cm" svg:y2="1.75cm">
          <text:p/>
        </draw:line>
        <draw:frame draw:style-name="gr4" draw:text-style-name="P2" draw:layer="layout" svg:width="0.683cm" svg:height="0.529cm" svg:x="11.567cm" svg:y="1.048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1" draw:text-style-name="P1" draw:layer="layout" svg:x1="16.978cm" svg:y1="2.467cm" svg:x2="16.537cm" svg:y2="2.026cm">
          <text:p/>
        </draw:line>
        <draw:custom-shape draw:style-name="gr3" draw:text-style-name="P2" xml:id="id7" draw:id="id7" draw:layer="layout" svg:width="1.352cm" svg:height="0.705cm" svg:x="13.209cm" svg:y="1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0.483cm" svg:height="0.47cm" svg:x="13.656cm" svg:y="1.47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1" draw:text-style-name="P1" draw:layer="layout" svg:x1="12.853cm" svg:y1="0.945cm" svg:x2="13.382cm" svg:y2="1.474cm">
          <text:p/>
        </draw:line>
        <draw:line draw:style-name="gr1" draw:text-style-name="P1" draw:layer="layout" svg:x1="12.854cm" svg:y1="2.488cm" svg:x2="13.383cm" svg:y2="1.959cm">
          <text:p/>
        </draw:line>
        <draw:line draw:style-name="gr1" draw:text-style-name="P1" draw:layer="layout" svg:x1="16.994cm" svg:y1="1.162cm" svg:x2="16.553cm" svg:y2="1.603cm">
          <text:p/>
        </draw:line>
        <draw:connector draw:style-name="gr1" draw:text-style-name="P1" draw:layer="layout" draw:type="curve" draw:line-skew="0.27cm" svg:x1="14.363cm" svg:y1="1.453cm" svg:x2="15.721cm" svg:y2="1.541cm" draw:start-shape="id7" draw:start-glue-point="11" draw:end-shape="id8" draw:end-glue-point="5" svg:d="M14363 1453c0-508 1358-552 1358 88" svg:viewBox="0 0 1359 476">
          <text:p/>
        </draw:connector>
        <draw:connector draw:style-name="gr1" draw:text-style-name="P1" draw:layer="layout" draw:type="curve" draw:line-skew="-0.276cm" svg:x1="14.363cm" svg:y1="1.952cm" svg:x2="15.721cm" svg:y2="2.04cm" draw:start-shape="id7" draw:start-glue-point="9" draw:end-shape="id8" draw:end-glue-point="7" svg:d="M14363 1952c0 630 1358 586 1358 88" svg:viewBox="0 0 1359 468">
          <text:p/>
        </draw:connector>
        <draw:custom-shape draw:style-name="gr3" draw:text-style-name="P2" xml:id="id8" draw:id="id8" draw:layer="layout" svg:width="1.352cm" svg:height="0.705cm" svg:x="15.523cm" svg:y="1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1cm" svg:stroke-color="#000000" draw:marker-start-width="0.24cm" draw:marker-start-center="false" draw:marker-end-width="0.24cm" draw:marker-end-center="false" draw:fill="solid" draw:fill-color="#ff95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tart-line-spacing-horizontal="0.4cm" draw:start-line-spacing-vertical="0.5cm" draw:end-line-spacing-horizontal="0.4cm" draw:end-line-spacing-vertical="0.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05cm" svg:stroke-color="#000000" draw:marker-start-width="0.57cm" draw:marker-start-center="true" draw:marker-end="Arrow" draw:marker-end-width="0.17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5cm" svg:stroke-color="#000000" draw:marker-start-width="0.31cm" draw:marker-end-width="0.3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16T21:03:27.904567944</dc:date>
    <meta:editing-duration>PT1H48M40S</meta:editing-duration>
    <meta:editing-cycles>8</meta:editing-cycles>
    <meta:generator>LibreOffice/5.2.7.2$Linux_X86_64 LibreOffice_project/20m0$Build-2</meta:generator>
    <meta:document-statistic meta:object-count="48"/>
  </office:meta>
</office:document-meta>
</file>

<file path=Object 1/content.xml><?xml version="1.0" encoding="utf-8"?>
<math xmlns="http://www.w3.org/1998/Math/MathML" display="block">
  <semantics>
    <mi>T</mi>
    <annotation encoding="StarMath 5.0">T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4/content.xml><?xml version="1.0" encoding="utf-8"?>
<math xmlns="http://www.w3.org/1998/Math/MathML" display="block">
  <semantics>
    <mover accent="true">
      <mi>U</mi>
      <mo stretchy="false">~</mo>
    </mover>
    <annotation encoding="StarMath 5.0">tilde U</annotation>
  </semantics>
</math>
</file>

<file path=Object 15/content.xml><?xml version="1.0" encoding="utf-8"?>
<math xmlns="http://www.w3.org/1998/Math/MathML" display="block">
  <semantics>
    <mi>U</mi>
    <annotation encoding="StarMath 5.0">U</annotation>
  </semantics>
</math>
</file>

<file path=Object 16/content.xml><?xml version="1.0" encoding="utf-8"?>
<math xmlns="http://www.w3.org/1998/Math/MathML" display="block">
  <semantics>
    <mi>T</mi>
    <annotation encoding="StarMath 5.0">T</annotation>
  </semantics>
</math>
</file>

<file path=Object 2/content.xml><?xml version="1.0" encoding="utf-8"?>
<math xmlns="http://www.w3.org/1998/Math/MathML" display="block">
  <semantics>
    <mi mathvariant="normal">τ</mi>
    <annotation encoding="StarMath 5.0">%tau</annotation>
  </semantics>
</math>
</file>

<file path=Object 3/content.xml><?xml version="1.0" encoding="utf-8"?>
<math xmlns="http://www.w3.org/1998/Math/MathML" display="block">
  <semantics>
    <msup>
      <mi>N</mi>
      <mn>4</mn>
    </msup>
    <annotation encoding="StarMath 5.0">N^{ 4 }</annotation>
  </semantics>
</math>
</file>

<file path=Object 4/content.xml><?xml version="1.0" encoding="utf-8"?>
<math xmlns="http://www.w3.org/1998/Math/MathML" display="block">
  <semantics>
    <mi>T</mi>
    <annotation encoding="StarMath 5.0">T</annotation>
  </semantics>
</math>
</file>

<file path=Object 5/content.xml><?xml version="1.0" encoding="utf-8"?>
<math xmlns="http://www.w3.org/1998/Math/MathML" display="block">
  <semantics>
    <msup>
      <mi>N</mi>
      <mn>5</mn>
    </msup>
    <annotation encoding="StarMath 5.0">N^{ 5 }</annotation>
  </semantics>
</math>
</file>

<file path=Object 7/content.xml><?xml version="1.0" encoding="utf-8"?>
<math xmlns="http://www.w3.org/1998/Math/MathML" display="block">
  <semantics>
    <msup>
      <mi>N</mi>
      <mn>6</mn>
    </msup>
    <annotation encoding="StarMath 5.0">N^{ 6 }</annotation>
  </semantics>
</math>
</file>

<file path=Object 9/content.xml><?xml version="1.0" encoding="utf-8"?>
<math xmlns="http://www.w3.org/1998/Math/MathML" display="block">
  <semantics>
    <mi>U</mi>
    <annotation encoding="StarMath 5.0">U</annotation>
  </semantics>
</math>
</file>